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1" svg:font-family="'CMU Serif'" style:font-family-generic="modern" style:font-pitch="variable"/>
    <style:font-face style:name="CMU Serif" svg:font-family="'CMU Serif'" style:font-adornments="Negrito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cm" svg:stroke-color="#000000" draw:marker-start-width="0.215cm" draw:marker-end-width="0.215cm" draw:fill="solid" draw:fill-color="#83caff" draw:textarea-horizontal-align="justify" draw:textarea-vertical-align="middle" draw:auto-grow-height="false" fo:padding-top="0.13cm" fo:padding-bottom="0.13cm" fo:padding-left="0.255cm" fo:padding-right="0.255cm"/>
    </style:style>
    <style:style style:name="gr2" style:family="graphic" style:parent-style-name="standard">
      <style:graphic-properties draw:stroke="solid" svg:stroke-width="0.01cm" svg:stroke-color="#000000" draw:marker-start-width="0.215cm" draw:marker-end-width="0.215cm" draw:fill="solid" draw:fill-color="#ff8080" draw:textarea-horizontal-align="justify" draw:textarea-vertical-align="middle" draw:auto-grow-height="false" fo:padding-top="0.13cm" fo:padding-bottom="0.13cm" fo:padding-left="0.255cm" fo:padding-right="0.255cm"/>
    </style:style>
    <style:style style:name="gr3" style:family="graphic" style:parent-style-name="standard">
      <style:graphic-properties draw:stroke="solid" svg:stroke-width="0.01cm" svg:stroke-color="#000000" draw:marker-start-width="0.215cm" draw:marker-end-width="0.215cm" draw:fill="solid" draw:fill-color="#94bd5e" draw:textarea-horizontal-align="justify" draw:textarea-vertical-align="middle" draw:auto-grow-height="false" fo:padding-top="0.13cm" fo:padding-bottom="0.13cm" fo:padding-left="0.255cm" fo:padding-right="0.255cm"/>
    </style:style>
    <style:style style:name="gr4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width="0.01cm" svg:stroke-color="#000000" draw:marker-start-width="0.215cm" draw:marker-end-width="0.215cm" draw:fill="solid" draw:fill-color="#ffffff" draw:opacity-name="Transparency_20_1" draw:textarea-horizontal-align="justify" draw:textarea-vertical-align="middle" draw:auto-grow-height="false" fo:padding-top="0.13cm" fo:padding-bottom="0.13cm" fo:padding-left="0.255cm" fo:padding-right="0.255cm"/>
    </style:style>
    <style:style style:name="gr6" style:family="graphic" style:parent-style-name="standard">
      <style:graphic-properties draw:stroke="none" svg:stroke-width="0.01cm" svg:stroke-color="#000000" draw:marker-start-width="0.215cm" draw:marker-end-width="0.215cm" draw:fill="solid" draw:fill-color="#ffffff" draw:opacity-name="Transparency_20_2" draw:textarea-horizontal-align="justify" draw:textarea-vertical-align="middle" draw:auto-grow-height="false" fo:padding-top="0.13cm" fo:padding-bottom="0.13cm" fo:padding-left="0.255cm" fo:padding-right="0.255cm"/>
    </style:style>
    <style:style style:name="gr7" style:family="graphic" style:parent-style-name="standard">
      <style:graphic-properties draw:stroke="solid" svg:stroke-width="0.1cm" svg:stroke-color="#ffffff" draw:marker-start-width="0.35cm" draw:marker-end-width="0.3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ffffff" draw:marker-start-width="0.35cm" draw:marker-end-width="0.35cm"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P1" style:family="paragraph">
      <style:paragraph-properties fo:text-align="center"/>
      <style:text-properties style:font-name="CMU Serif1" fo:font-size="16pt" fo:letter-spacing="-0.035cm" fo:font-style="normal" fo:font-weight="bold" style:font-size-asian="18pt" style:font-size-complex="18pt"/>
    </style:style>
    <style:style style:name="P2" style:family="paragraph">
      <style:paragraph-properties fo:text-align="center"/>
      <style:text-properties style:font-name="CMU Serif1" fo:font-size="16pt" fo:font-style="normal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1" draw:layer="layout" svg:width="10cm" svg:height="8cm" svg:x="3.005cm" svg:y="3.1cm">
            <text:p text:style-name="P1">char c[12]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0cm" svg:height="2cm" svg:x="3.005cm" svg:y="15.1cm">
            <text:p text:style-name="P1">Endereço de retorno da funçã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0cm" svg:height="3cm" svg:x="3.005cm" svg:y="17.1cm">
            <text:p text:style-name="P1">Endereço de retorno do</text:p>
            <text:p text:style-name="P1">programa principal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0cm" svg:height="2cm" svg:x="3.005cm" svg:y="13.1cm">
            <text:p text:style-name="P1">Frame de dados salv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0cm" svg:height="2cm" svg:x="3.005cm" svg:y="11.1cm">
            <text:p text:style-name="P1">char *ba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2.5cm" svg:height="2cm" svg:x="10.505cm" svg:y="9.1cm">
            <text:p text:style-name="P1">c[11]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0cm" svg:height="3cm" svg:x="3.005cm" svg:y="0.1cm">
            <text:p text:style-name="P1"/>
            <text:p text:style-name="P1">Espaço de pilha não alocad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2.5cm" svg:height="2cm" svg:x="3.005cm" svg:y="3.1cm">
            <text:p text:style-name="P1">c[0]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measurelines" svg:width="11cm" svg:height="2.1cm" svg:x="2.505cm" svg:y="0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measurelines" svg:width="11cm" svg:height="2.1cm" svg:x="2.505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measurelines" svg:width="11cm" svg:height="2.1cm" draw:transform="rotate (-3.14159265358979) translate (13.405cm 20.2cm)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custom-shape draw:style-name="gr6" draw:text-style-name="P1" draw:layer="measurelines" svg:width="11cm" svg:height="2.1cm" draw:transform="rotate (-3.14159265358979) translate (13.405cm 20.2cm)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custom-shape draw:style-name="gr7" draw:text-style-name="P2" draw:layer="measurelines" svg:width="8cm" svg:height="1cm" draw:transform="rotate (1.5707963267949) translate (1.705cm 14.55cm)">
            <text:p text:style-name="P2">Crescimento da pilha</text:p>
            <text:p text:style-name="P2"/>
            <text:p text:style-name="P2"/>
            <draw:enhanced-geometry svg:viewBox="0 0 21600 21600" draw:text-areas="0 ?f0 ?f5 ?f2" draw:mirror-horizontal="false" draw:mirror-vertical="false" draw:type="right-arrow" draw:modifiers="17865.8925979681 6344.0559440559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2" draw:layer="measurelines" svg:width="8cm" svg:height="1cm" draw:transform="rotate (-1.5707963267949) translate (14.205cm 6.55cm)">
            <text:p text:style-name="P2">Endereços de memória</text:p>
            <text:p text:style-name="P2"/>
            <text:p text:style-name="P2"/>
            <draw:enhanced-geometry svg:viewBox="0 0 21600 21600" draw:text-areas="0 ?f0 ?f5 ?f2" draw:mirror-horizontal="false" draw:mirror-vertical="false" draw:type="right-arrow" draw:modifiers="17865.8925979681 6344.0559440559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2" draw:style-name="dp1" draw:master-page-name="Padrão">
        <draw:g>
          <draw:custom-shape draw:style-name="gr1" draw:text-style-name="P1" draw:layer="measurelines" svg:width="10cm" svg:height="8cm" svg:x="3.005cm" svg:y="3.1cm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char c[12]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measurelines" svg:width="10cm" svg:height="2cm" svg:x="3.005cm" svg:y="15.1cm">
            <text:p text:style-name="P1">Endereço de retorno da funçã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measurelines" svg:width="10cm" svg:height="3cm" svg:x="3.005cm" svg:y="17.1cm">
            <text:p text:style-name="P1">Endereço de retorno do</text:p>
            <text:p text:style-name="P1">programa principal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measurelines" svg:width="10cm" svg:height="2cm" svg:x="3.005cm" svg:y="13.1cm">
            <text:p text:style-name="P1">Frame de dados salv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measurelines" svg:width="10cm" svg:height="2cm" svg:x="3.005cm" svg:y="11.1cm">
            <text:p text:style-name="P1">char *ba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measurelines" svg:width="10cm" svg:height="3cm" svg:x="3.005cm" svg:y="0.1cm">
            <text:p text:style-name="P1"/>
            <text:p text:style-name="P1">Espaço de pilha não alocad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measurelines" svg:width="2.5cm" svg:height="2cm" svg:x="3.005cm" svg:y="3.1cm">
            <text:p text:style-name="P1">'T'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measurelines" svg:width="11cm" svg:height="2.1cm" svg:x="2.505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measurelines" svg:width="11cm" svg:height="2.1cm" svg:x="2.505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measurelines" svg:width="11cm" svg:height="2.1cm" draw:transform="rotate (-3.14159265358979) translate (13.405cm 20.2cm)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custom-shape draw:style-name="gr6" draw:text-style-name="P1" draw:layer="measurelines" svg:width="11cm" svg:height="2.1cm" draw:transform="rotate (-3.14159265358979) translate (13.405cm 20.2cm)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custom-shape draw:style-name="gr4" draw:text-style-name="P1" draw:layer="measurelines" svg:width="2.5cm" svg:height="2cm" svg:x="5.505cm" svg:y="3.1cm">
            <text:p text:style-name="P1">'e'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measurelines" svg:width="2.5cm" svg:height="2cm" svg:x="8.005cm" svg:y="3.1cm">
            <text:p text:style-name="P1">'s'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measurelines" svg:width="2.5cm" svg:height="2cm" svg:x="10.505cm" svg:y="3.1cm">
            <text:p text:style-name="P1">'t'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measurelines" svg:width="2.5cm" svg:height="2cm" svg:x="3.005cm" svg:y="5.1cm">
            <text:p text:style-name="P1">'e'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measurelines" svg:width="2.5cm" svg:height="2cm" svg:x="5.505cm" svg:y="5.1cm">
            <text:p text:style-name="P1">\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measurelines" svg:width="8cm" svg:height="1cm" draw:transform="rotate (1.5707963267949) translate (1.705cm 14.55cm)">
            <text:p text:style-name="P2">Crescimento da pilha</text:p>
            <text:p text:style-name="P2"/>
            <text:p text:style-name="P2"/>
            <draw:enhanced-geometry svg:viewBox="0 0 21600 21600" draw:text-areas="0 ?f0 ?f5 ?f2" draw:mirror-horizontal="false" draw:mirror-vertical="false" draw:type="right-arrow" draw:modifiers="17865.8925979681 6344.0559440559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2" draw:layer="measurelines" svg:width="8cm" svg:height="1cm" draw:transform="rotate (-1.5707963267949) translate (14.205cm 6.55cm)">
            <text:p text:style-name="P2">Endereços de memória</text:p>
            <text:p text:style-name="P2"/>
            <text:p text:style-name="P2"/>
            <draw:enhanced-geometry svg:viewBox="0 0 21600 21600" draw:text-areas="0 ?f0 ?f5 ?f2" draw:mirror-horizontal="false" draw:mirror-vertical="false" draw:type="right-arrow" draw:modifiers="17865.8925979681 6344.0559440559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3" draw:style-name="dp1" draw:master-page-name="Padrão">
        <draw:g>
          <draw:custom-shape draw:style-name="gr1" draw:text-style-name="P1" draw:layer="measurelines" svg:width="10cm" svg:height="3cm" svg:x="3.005cm" svg:y="17.1cm">
            <text:p text:style-name="P1">Endereço de retorno do</text:p>
            <text:p text:style-name="P1">programa principal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measurelines" svg:width="10cm" svg:height="3cm" svg:x="3.005cm" svg:y="0.1cm">
            <text:p text:style-name="P1"/>
            <text:p text:style-name="P1">Espaço de pilha não alocad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measurelines" svg:width="2.5cm" svg:height="2cm" svg:x="3.005cm" svg:y="3.1cm">
            <text:p text:style-name="P1">'A'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measurelines" svg:width="11cm" svg:height="2.1cm" svg:x="2.505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measurelines" svg:width="11cm" svg:height="2.1cm" svg:x="2.505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measurelines" svg:width="11cm" svg:height="2.1cm" draw:transform="rotate (-3.14159265358979) translate (13.405cm 20.2cm)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custom-shape draw:style-name="gr6" draw:text-style-name="P1" draw:layer="measurelines" svg:width="11cm" svg:height="2.1cm" draw:transform="rotate (-3.14159265358979) translate (13.405cm 20.2cm)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custom-shape draw:style-name="gr7" draw:text-style-name="P2" draw:layer="measurelines" svg:width="8cm" svg:height="1cm" draw:transform="rotate (1.5707963267949) translate (1.705cm 14.55cm)">
            <text:p text:style-name="P2">Crescimento da pilha</text:p>
            <text:p text:style-name="P2"/>
            <text:p text:style-name="P2"/>
            <draw:enhanced-geometry svg:viewBox="0 0 21600 21600" draw:text-areas="0 ?f0 ?f5 ?f2" draw:mirror-horizontal="false" draw:mirror-vertical="false" draw:type="right-arrow" draw:modifiers="17865.8925979681 6344.0559440559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2" draw:layer="measurelines" svg:width="8cm" svg:height="1cm" draw:transform="rotate (-1.5707963267949) translate (14.205cm 6.55cm)">
            <text:p text:style-name="P2">Endereços de memória</text:p>
            <text:p text:style-name="P2"/>
            <text:p text:style-name="P2"/>
            <draw:enhanced-geometry svg:viewBox="0 0 21600 21600" draw:text-areas="0 ?f0 ?f5 ?f2" draw:mirror-horizontal="false" draw:mirror-vertical="false" draw:type="right-arrow" draw:modifiers="17865.8925979681 6344.0559440559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1" draw:layer="measurelines" svg:width="2.5cm" svg:height="2cm" svg:x="5.505cm" svg:y="3.1cm">
            <text:p text:style-name="P1">'A'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measurelines" svg:width="2.5cm" svg:height="2cm" svg:x="8.005cm" svg:y="3.1cm">
            <text:p text:style-name="P1">'A'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measurelines" svg:width="2.5cm" svg:height="2cm" svg:x="10.505cm" svg:y="3.1cm">
            <text:p text:style-name="P1">'A'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measurelines" svg:width="2.5cm" svg:height="2cm" svg:x="3.005cm" svg:y="5.1cm">
            <text:p text:style-name="P1">'A'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measurelines" svg:width="2.5cm" svg:height="2cm" svg:x="5.505cm" svg:y="5.1cm">
            <text:p text:style-name="P1">'A'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measurelines" svg:width="2.5cm" svg:height="2cm" svg:x="8.005cm" svg:y="5.1cm">
            <text:p text:style-name="P1">'A'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measurelines" svg:width="2.5cm" svg:height="2cm" svg:x="10.505cm" svg:y="5.1cm">
            <text:p text:style-name="P1">'A'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measurelines" svg:width="2.5cm" svg:height="2cm" svg:x="3.005cm" svg:y="7.1cm">
            <text:p text:style-name="P1">'A'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measurelines" svg:width="2.5cm" svg:height="2cm" svg:x="5.505cm" svg:y="7.1cm">
            <text:p text:style-name="P1">'A'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measurelines" svg:width="2.5cm" svg:height="2cm" svg:x="8.005cm" svg:y="7.1cm">
            <text:p text:style-name="P1">'A'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measurelines" svg:width="2.5cm" svg:height="2cm" svg:x="10.505cm" svg:y="7.1cm">
            <text:p text:style-name="P1">'A'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measurelines" svg:width="2.5cm" svg:height="2cm" svg:x="3.005cm" svg:y="9.1cm">
            <text:p text:style-name="P1">'A'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measurelines" svg:width="2.5cm" svg:height="2cm" svg:x="5.505cm" svg:y="9.1cm">
            <text:p text:style-name="P1">'A'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measurelines" svg:width="2.5cm" svg:height="2cm" svg:x="8.005cm" svg:y="9.1cm">
            <text:p text:style-name="P1">'A'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measurelines" svg:width="2.5cm" svg:height="2cm" svg:x="10.505cm" svg:y="9.1cm">
            <text:p text:style-name="P1">'A'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measurelines" svg:width="2.5cm" svg:height="2cm" svg:x="3.005cm" svg:y="11.1cm">
            <text:p text:style-name="P1">'A'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measurelines" svg:width="2.5cm" svg:height="2cm" svg:x="5.505cm" svg:y="11.1cm">
            <text:p text:style-name="P1">'A'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measurelines" svg:width="2.5cm" svg:height="2cm" svg:x="8.005cm" svg:y="11.1cm">
            <text:p text:style-name="P1">'A'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measurelines" svg:width="2.5cm" svg:height="2cm" svg:x="10.505cm" svg:y="11.1cm">
            <text:p text:style-name="P1">'A'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measurelines" svg:width="2.5cm" svg:height="2cm" svg:x="3.005cm" svg:y="13.1cm">
            <text:p text:style-name="P1">'A'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measurelines" svg:width="2.5cm" svg:height="2cm" svg:x="5.505cm" svg:y="13.1cm">
            <text:p text:style-name="P1">'A'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measurelines" svg:width="2.5cm" svg:height="2cm" svg:x="8.005cm" svg:y="13.1cm">
            <text:p text:style-name="P1">'A'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measurelines" svg:width="2.5cm" svg:height="2cm" svg:x="10.505cm" svg:y="13.1cm">
            <text:p text:style-name="P1">'A'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measurelines" svg:width="2.5cm" svg:height="2cm" svg:x="3.005cm" svg:y="15.1cm">
            <text:p text:style-name="P1">0x08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measurelines" svg:width="2.5cm" svg:height="2cm" svg:x="5.505cm" svg:y="15.1cm">
            <text:p text:style-name="P1">0x3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measurelines" svg:width="2.5cm" svg:height="2cm" svg:x="8.005cm" svg:y="15.1cm">
            <text:p text:style-name="P1">0xC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measurelines" svg:width="2.5cm" svg:height="2cm" svg:x="10.505cm" svg:y="15.1cm">
            <text:p text:style-name="P1">0x80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MU Serif1" svg:font-family="'CMU Serif'" style:font-family-generic="modern" style:font-pitch="variable"/>
    <style:font-face style:name="CMU Serif" svg:font-family="'CMU Serif'" style:font-adornments="Negrito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0%" draw:end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91cm" fo:page-height="20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9T09:14:30.874000000</meta:creation-date>
    <dc:date>2014-01-29T17:28:44.844000000</dc:date>
    <meta:editing-duration>PT7H58M51S</meta:editing-duration>
    <meta:editing-cycles>2</meta:editing-cycles>
    <meta:generator>LibreOffice/4.1.3.2$Windows_x86 LibreOffice_project/70feb7d99726f064edab4605a8ab840c50ec57a</meta:generator>
    <meta:document-statistic meta:object-count="71"/>
  </office:meta>
</office:document-meta>
</file>